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96" calcext:value-type="float">
            <text:p>1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23:17:06.7637415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00:32.031323992</meta:creation-date>
    <dc:date>2021-11-22T23:17:10.647629231</dc:date>
    <meta:editing-duration>PT55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